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8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8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86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8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9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2" style:family="table-cell" style:parent-style-name="Default" style:data-style-name="N110"/>
    <style:style style:name="ce19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9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20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201" style:family="table-cell" style:parent-style-name="Default" style:data-style-name="N100"/>
    <style:style style:name="ce20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2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211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32" style:family="table-cell" style:parent-style-name="Default" style:data-style-name="N100">
      <style:table-cell-properties fo:background-color="#ffff99"/>
    </style:style>
    <style:style style:name="ce21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09"/>
    <style:style style:name="ce226" style:family="table-cell" style:parent-style-name="Default">
      <style:text-properties fo:font-style="normal" style:font-style-asian="normal" style:font-style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9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39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59" style:family="table-cell" style:parent-style-name="Default" style:data-style-name="N0"/>
    <style:style style:name="ce255" style:family="table-cell" style:parent-style-name="Default">
      <style:text-properties fo:font-style="italic" style:font-style-asian="italic" style:font-style-complex="italic"/>
    </style:style>
    <style:style style:name="ce264" style:family="table-cell" style:parent-style-name="Default" style:data-style-name="N0">
      <style:table-cell-properties fo:background-color="#ffff00"/>
    </style:style>
    <style:style style:name="ce262" style:family="table-cell" style:parent-style-name="Default">
      <style:text-properties fo:font-weight="normal" style:font-weight-asian="normal" style:font-weight-complex="normal"/>
    </style:style>
    <style:style style:name="ce263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68" style:family="table-cell" style:parent-style-name="Default">
      <style:table-cell-properties fo:background-color="#ffff00"/>
    </style:style>
    <style:style style:name="ce26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7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8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94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able-cell-properties fo:background-color="transparent"/>
    </style:style>
    <style:style style:name="ce33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0" style:family="table-cell" style:parent-style-name="Default">
      <style:text-properties fo:font-weight="bold" style:font-weight-asian="bold" style:font-weight-complex="bold"/>
    </style:style>
    <style:style style:name="ce361" style:family="table-cell" style:parent-style-name="Default">
      <style:text-properties fo:color="#999999" fo:font-style="italic" style:font-style-asian="italic" style:font-style-complex="italic"/>
    </style:style>
    <style:style style:name="ce362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64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66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6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7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71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7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7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7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7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7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 style:data-style-name="N109">
      <style:table-cell-properties style:vertical-align="automatic"/>
    </style:style>
    <style:style style:name="ce3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>
      <style:table-cell-properties style:vertical-align="automatic"/>
    </style:style>
    <style:style style:name="ce3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8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9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92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>
      <style:table-cell-properties fo:background-color="#ffff99"/>
    </style:style>
    <style:style style:name="ce410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2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0000ff" style:font-name="Consolas" fo:font-size="9.5pt" style:font-name-asian="Consolas" style:font-name-complex="Consolas" style:font-size-asian="9.5pt" style:font-size-complex="9.5pt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Consolas" fo:font-size="9.5pt" style:font-name-asian="Consolas" style:font-name-complex="Consolas" style:font-size-asian="9.5pt" style:font-size-complex="9.5pt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Consolas" fo:font-size="9.5pt" style:font-name-asian="Consolas" style:font-name-complex="Consolas" style:font-size-asian="9.5pt" style:font-size-complex="9.5pt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style:font-name="Consolas" fo:font-size="9.5pt" style:font-name-asian="Consolas" style:font-name-complex="Consolas" style:font-size-asian="9.5pt" style:font-size-complex="9.5pt" fo:color="#000000"/>
    </style:style>
    <style:style style:name="T20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3" style:family="text">
      <style:text-properties fo:color="#0000ff"/>
    </style:style>
    <style:style style:name="T24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1"/>
        <table:table-column table:style-name="co8" table:number-columns-repeated="4" table:default-cell-style-name="ce201"/>
        <table:table-column table:style-name="co5" table:default-cell-style-name="ce201"/>
        <table:table-column table:style-name="co9" table:default-cell-style-name="ce201"/>
        <table:table-column table:style-name="co7" table:default-cell-style-name="ce201"/>
        <table:table-column table:style-name="co10" table:default-cell-style-name="ce201"/>
        <table:table-column table:style-name="co11" table:default-cell-style-name="ce201"/>
        <table:table-column table:style-name="co12" table:default-cell-style-name="ce201"/>
        <table:table-column table:style-name="co13" table:number-columns-repeated="2" table:default-cell-style-name="ce201"/>
        <table:table-column table:style-name="co5" table:default-cell-style-name="ce201"/>
        <table:table-column table:style-name="co14" table:default-cell-style-name="ce201"/>
        <table:table-column table:style-name="co5" table:default-cell-style-name="ce201"/>
        <table:table-column table:style-name="co15" table:default-cell-style-name="ce201"/>
        <table:table-column table:style-name="co16" table:default-cell-style-name="ce201"/>
        <table:table-column table:style-name="co5" table:default-cell-style-name="ce201"/>
        <table:table-column table:style-name="co17" table:default-cell-style-name="ce201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number-columns-repeated="2"/>
          <table:table-cell table:style-name="ce186" office:value-type="string" calcext:value-type="string">
            <text:p>Step</text:p>
          </table:table-cell>
          <table:table-cell table:style-name="ce190"/>
          <table:table-cell table:style-name="ce190" office:value-type="string" calcext:value-type="string">
            <text:p>Duration</text:p>
          </table:table-cell>
          <table:table-cell table:style-name="ce194" office:value-type="string" calcext:value-type="string">
            <text:p>of Step</text:p>
          </table:table-cell>
          <table:table-cell table:style-name="ce194" office:value-type="string" calcext:value-type="string">
            <text:p>in Total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5" table:formula="of:=['1. Regression Testing'.$H$3]" office:value-type="time" office:time-value="PT26H00M00S" calcext:value-type="time">
            <text:p>26:00</text:p>
          </table:table-cell>
          <table:table-cell table:style-name="ce195" table:formula="of:=['1. Regression Testing'.$J$3]" office:value-type="time" office:time-value="PT26H00M00S" calcext:value-type="time">
            <text:p>26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5" table:formula="of:=['2. Preparation'.$H$3]" office:value-type="time" office:time-value="PT01H55M00S" calcext:value-type="time">
            <text:p>01:55</text:p>
          </table:table-cell>
          <table:table-cell table:style-name="ce195" table:formula="of:=['2. Preparation'.$J$3]" office:value-type="time" office:time-value="PT27H55M00S" calcext:value-type="time">
            <text:p>27:5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5" table:formula="of:=['3. Final Testing'.$H$3]" office:value-type="time" office:time-value="PT01H30M00S" calcext:value-type="time">
            <text:p>01:30</text:p>
          </table:table-cell>
          <table:table-cell table:style-name="ce195" table:formula="of:=['3. Final Testing'.$J$3]" office:value-type="time" office:time-value="PT29H25M00S" calcext:value-type="time">
            <text:p>29:2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5" table:formula="of:=['4. Build'.$H$3]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30H05M00S" calcext:value-type="time">
            <text:p>30:05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30H40M00S" calcext:value-type="time">
            <text:p>30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5" table:formula="of:=['5. Installation Testing'.$H$3]" office:value-type="time" office:time-value="PT00H40M00S" calcext:value-type="time">
            <text:p>00:40</text:p>
          </table:table-cell>
          <table:table-cell table:style-name="ce195" table:formula="of:=['5. Installation Testing'.$J$3]" office:value-type="time" office:time-value="PT30H40M00S" calcext:value-type="time">
            <text:p>30:4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5" table:formula="of:=['7. Upload'.$H$3]" office:value-type="time" office:time-value="PT01H20M00S" calcext:value-type="time">
            <text:p>01:20</text:p>
          </table:table-cell>
          <table:table-cell table:style-name="ce195" table:formula="of:=['7. Upload'.$J$3]" office:value-type="time" office:time-value="PT32H00M00S" calcext:value-type="time">
            <text:p>32:00</text:p>
          </table:table-cell>
          <table:table-cell table:style-name="ce196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8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5" table:formula="of:=['8. Finalization'.$H$3]" office:value-type="time" office:time-value="PT03H45M00S" calcext:value-type="time">
            <text:p>03:45</text:p>
          </table:table-cell>
          <table:table-cell table:style-name="ce195" table:formula="of:=['8. Finalization'.$J$3]" office:value-type="time" office:time-value="PT35H15M00S" calcext:value-type="time">
            <text:p>35:15</text:p>
          </table:table-cell>
          <table:table-cell table:style-name="ce196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>
          <table:table-cell table:style-name="ce180" office:value-type="string" calcext:value-type="string">
            <text:p>The YAT story:</text:p>
          </table:table-cell>
          <table:table-cell table:style-name="ce180" table:number-columns-repeated="4"/>
          <table:table-cell table:style-name="ce193" table:number-columns-repeated="2"/>
          <table:table-cell table:style-name="ce197" table:number-columns-repeated="5"/>
          <table:table-cell table:style-name="ce203" table:number-columns-repeated="15"/>
          <table:table-cell table:style-name="ce180" table:number-columns-repeated="37"/>
        </table:table-row>
        <table:table-row table:style-name="ro1">
          <table:table-cell table:style-name="ce181"/>
          <table:table-cell table:style-name="ce182" office:value-type="string" calcext:value-type="string">
            <text:p>Date</text:p>
          </table:table-cell>
          <table:table-cell table:style-name="ce188"/>
          <table:table-cell table:style-name="ce191" office:value-type="string" calcext:value-type="string">
            <text:p>Designation</text:p>
          </table:table-cell>
          <table:table-cell table:style-name="ce182"/>
          <table:table-cell table:style-name="ce190" table:number-columns-repeated="2"/>
          <table:table-cell table:style-name="ce198" office:value-type="string" calcext:value-type="string">
            <text:p>YAT</text:p>
          </table:table-cell>
          <table:table-cell table:style-name="ce198" office:value-type="string" calcext:value-type="string">
            <text:p>MKY</text:p>
          </table:table-cell>
          <table:table-cell table:style-name="ce198" office:value-type="string" calcext:value-type="string">
            <text:p>ALAZ</text:p>
          </table:table-cell>
          <table:table-cell table:style-name="ce198" office:value-type="string" calcext:value-type="string">
            <text:p>NUnitEx</text:p>
          </table:table-cell>
          <table:table-cell table:style-name="ce198" office:value-type="string" calcext:value-type="string">
            <text:p>netrtf.</text:p>
          </table:table-cell>
          <table:table-cell table:style-name="ce204"/>
          <table:table-cell table:style-name="ce198" office:value-type="string" calcext:value-type="string">
            <text:p>LU.xml</text:p>
          </table:table-cell>
          <table:table-cell table:style-name="ce198" office:value-type="string" calcext:value-type="string">
            <text:p>RU.xml</text:p>
          </table:table-cell>
          <table:table-cell table:style-name="ce198" office:value-type="string" calcext:value-type="string">
            <text:p>.yac</text:p>
          </table:table-cell>
          <table:table-cell table:style-name="ce198" office:value-type="string" calcext:value-type="string">
            <text:p>.yacp</text:p>
          </table:table-cell>
          <table:table-cell table:style-name="ce198" office:value-type="string" calcext:value-type="string">
            <text:p>.yacps</text:p>
          </table:table-cell>
          <table:table-cell table:style-name="ce198" office:value-type="string" calcext:value-type="string">
            <text:p>.yat</text:p>
          </table:table-cell>
          <table:table-cell table:style-name="ce198" office:value-type="string" calcext:value-type="string">
            <text:p>.yaw</text:p>
          </table:table-cell>
          <table:table-cell table:style-name="ce204"/>
          <table:table-cell table:style-name="ce198" office:value-type="string" calcext:value-type="string">
            <text:p>SVN</text:p>
          </table:table-cell>
          <table:table-cell table:style-name="ce204"/>
          <table:table-cell table:style-name="ce211" office:value-type="string" calcext:value-type="string">
            <text:p>.NET</text:p>
          </table:table-cell>
          <table:table-cell table:style-name="ce211" office:value-type="string" calcext:value-type="string">
            <text:p>WinInst</text:p>
          </table:table-cell>
          <table:table-cell table:style-name="ce204"/>
          <table:table-cell table:style-name="ce198" office:value-type="string" calcext:value-type="string">
            <text:p>Remarks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3" office:value-type="string" calcext:value-type="string">
            <text:p>2021-0x-xx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 table:number-columns-repeated="3"/>
          <table:table-cell table:style-name="ce199" office:value-type="string" calcext:value-type="string">
            <text:p>2.4.0</text:p>
          </table:table-cell>
          <table:table-cell table:style-name="ce199" office:value-type="string" calcext:value-type="string">
            <text:p>1.0.29</text:p>
          </table:table-cell>
          <table:table-cell table:style-name="ce199" office:value-type="string" calcext:value-type="string">
            <text:p>3.5.25</text:p>
          </table:table-cell>
          <table:table-cell table:style-name="ce199" office:value-type="string" calcext:value-type="string">
            <text:p>1.0.22</text:p>
          </table:table-cell>
          <table:table-cell table:style-name="ce199" office:value-type="string" calcext:value-type="string">
            <text:p>0.9.26</text:p>
          </table:table-cell>
          <table:table-cell table:style-name="ce205"/>
          <table:table-cell table:style-name="ce199" office:value-type="string" calcext:value-type="string">
            <text:p>1.8.0</text:p>
          </table:table-cell>
          <table:table-cell table:style-name="ce199" office:value-type="string" calcext:value-type="string">
            <text:p>1.3.0</text:p>
          </table:table-cell>
          <table:table-cell table:number-columns-repeated="3" table:style-name="ce208" office:value-type="string" calcext:value-type="string">
            <text:p>1.0.2</text:p>
          </table:table-cell>
          <table:table-cell table:style-name="ce199" office:value-type="string" calcext:value-type="string">
            <text:p>1.8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202" office:value-type="string" calcext:value-type="string">
            <text:p>2600</text:p>
          </table:table-cell>
          <table:table-cell table:style-name="ce206"/>
          <table:table-cell office:value-type="string" calcext:value-type="string">
            <text:p>4.8</text:p>
          </table:table-cell>
          <table:table-cell table:style-name="ce32"/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9-10-04" calcext:value-type="date">
            <text:p>2019-10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9" office:value-type="string" calcext:value-type="string">
            <text:p>2.1.0</text:p>
          </table:table-cell>
          <table:table-cell table:style-name="ce199" office:value-type="string" calcext:value-type="string">
            <text:p>1.0.27</text:p>
          </table:table-cell>
          <table:table-cell table:style-name="ce199" office:value-type="string" calcext:value-type="string">
            <text:p>3.5.23</text:p>
          </table:table-cell>
          <table:table-cell table:style-name="ce199" office:value-type="string" calcext:value-type="string">
            <text:p>1.0.21</text:p>
          </table:table-cell>
          <table:table-cell table:style-name="ce199" office:value-type="string" calcext:value-type="string">
            <text:p>0.9.24</text:p>
          </table:table-cell>
          <table:table-cell table:style-name="ce205"/>
          <table:table-cell table:style-name="ce199" office:value-type="string" calcext:value-type="string">
            <text:p>1.7.0</text:p>
          </table:table-cell>
          <table:table-cell table:style-name="ce199" office:value-type="string" calcext:value-type="string">
            <text:p>1.2.0</text:p>
          </table:table-cell>
          <table:table-cell table:number-columns-repeated="3" table:style-name="ce199" office:value-type="string" calcext:value-type="string">
            <text:p>1.0.2</text:p>
          </table:table-cell>
          <table:table-cell table:style-name="ce199" office:value-type="string" calcext:value-type="string">
            <text:p>1.7.0</text:p>
          </table:table-cell>
          <table:table-cell table:style-name="ce208" office:value-type="string" calcext:value-type="string">
            <text:p>1.2.3</text:p>
          </table:table-cell>
          <table:table-cell table:style-name="ce205"/>
          <table:table-cell table:style-name="ce199" office:value-type="string" calcext:value-type="string">
            <text:p>255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212" office:value-type="string" calcext:value-type="string">
            <text:p>Last version with overall support for WinXP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8-04-13" calcext:value-type="date">
            <text:p>2018-04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9" office:value-type="string" calcext:value-type="string">
            <text:p>2.0.0</text:p>
          </table:table-cell>
          <table:table-cell table:style-name="ce199" office:value-type="string" calcext:value-type="string">
            <text:p>1.0.25</text:p>
          </table:table-cell>
          <table:table-cell table:style-name="ce199" office:value-type="string" calcext:value-type="string">
            <text:p>3.5.21</text:p>
          </table:table-cell>
          <table:table-cell table:style-name="ce199" office:value-type="string" calcext:value-type="string">
            <text:p>1.0.19</text:p>
          </table:table-cell>
          <table:table-cell table:style-name="ce199" office:value-type="string" calcext:value-type="string">
            <text:p>0.9.22</text:p>
          </table:table-cell>
          <table:table-cell table:style-name="ce206"/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1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6.0</text:p>
          </table:table-cell>
          <table:table-cell table:style-name="ce199" office:value-type="string" calcext:value-type="string">
            <text:p>1.2.3</text:p>
          </table:table-cell>
          <table:table-cell table:style-name="ce206"/>
          <table:table-cell table:style-name="ce199" office:value-type="string" calcext:value-type="string">
            <text:p>1919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8-01-12" calcext:value-type="date">
            <text:p>2018-01-1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9" office:value-type="string" calcext:value-type="string">
            <text:p>1.99.90</text:p>
          </table:table-cell>
          <table:table-cell table:style-name="ce199" office:value-type="string" calcext:value-type="string">
            <text:p>1.0.23</text:p>
          </table:table-cell>
          <table:table-cell table:style-name="ce200" office:value-type="string" calcext:value-type="string">
            <text:p>3.5.19</text:p>
          </table:table-cell>
          <table:table-cell table:style-name="ce199" office:value-type="string" calcext:value-type="string">
            <text:p>1.0.18</text:p>
          </table:table-cell>
          <table:table-cell table:style-name="ce200" office:value-type="string" calcext:value-type="string">
            <text:p>0.9.20</text:p>
          </table:table-cell>
          <table:table-cell table:style-name="ce206"/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0.0</text:p>
          </table:table-cell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3</text:p>
          </table:table-cell>
          <table:table-cell table:style-name="ce199" office:value-type="string" calcext:value-type="string">
            <text:p>1.2.2</text:p>
          </table:table-cell>
          <table:table-cell table:style-name="ce206"/>
          <table:table-cell table:style-name="ce199" office:value-type="string" calcext:value-type="string">
            <text:p>1815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10-15" calcext:value-type="date">
            <text:p>2017-10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9" office:value-type="string" calcext:value-type="string">
            <text:p>1.99.80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3.5.17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0.9.18</text:p>
          </table:table-cell>
          <table:table-cell table:style-name="ce206"/>
          <table:table-cell table:style-name="ce199" office:value-type="string" calcext:value-type="string">
            <text:p>1.5.2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2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603</text:p>
          </table:table-cell>
          <table:table-cell table:style-name="ce206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206"/>
          <table:table-cell table:style-name="ce199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81" table:number-columns-repeated="37"/>
        </table:table-row>
        <table:table-row table:style-name="ro1">
          <table:table-cell table:style-name="ce181"/>
          <table:table-cell table:style-name="ce184" office:value-type="date" office:date-value="2017-07-04" calcext:value-type="date">
            <text:p>2017-07-0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9" office:value-type="string" calcext:value-type="string">
            <text:p>1.99.70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3.5.15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0.9.16</text:p>
          </table:table-cell>
          <table:table-cell table:style-name="ce206"/>
          <table:table-cell table:style-name="ce199" office:value-type="string" calcext:value-type="string">
            <text:p>1.5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1</text:p>
          </table:table-cell>
          <table:table-cell table:style-name="ce208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30" calcext:value-type="date">
            <text:p>2016-09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9" office:value-type="string" calcext:value-type="string">
            <text:p>1.99.52</text:p>
          </table:table-cell>
          <table:table-cell table:style-name="ce200" office:value-type="string" calcext:value-type="string">
            <text:p>1.0.17</text:p>
          </table:table-cell>
          <table:table-cell table:style-name="ce200" office:value-type="string" calcext:value-type="string">
            <text:p>3.5.14</text:p>
          </table:table-cell>
          <table:table-cell table:style-name="ce200" office:value-type="string" calcext:value-type="string">
            <text:p>1.0.14</text:p>
          </table:table-cell>
          <table:table-cell table:style-name="ce200" office:value-type="string" calcext:value-type="string">
            <text:p>0.9.15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7" calcext:value-type="date">
            <text:p>2016-09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9" office:value-type="string" calcext:value-type="string">
            <text:p>1.99.51</text:p>
          </table:table-cell>
          <table:table-cell table:style-name="ce200" office:value-type="string" calcext:value-type="string">
            <text:p>1.0.16</text:p>
          </table:table-cell>
          <table:table-cell table:style-name="ce200" office:value-type="string" calcext:value-type="string">
            <text:p>3.5.13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0.9.14</text:p>
          </table:table-cell>
          <table:table-cell table:style-name="ce206"/>
          <table:table-cell table:style-name="ce207" office:value-type="string" calcext:value-type="string">
            <text:p>1.5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5.0</text:p>
          </table:table-cell>
          <table:table-cell table:style-name="ce207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50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6-09-16" calcext:value-type="date">
            <text:p>2016-09-16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9" office:value-type="string" calcext:value-type="string">
            <text:p>1.99.50</text:p>
          </table:table-cell>
          <table:table-cell table:style-name="ce200" office:value-type="string" calcext:value-type="string">
            <text:p>1.0.15</text:p>
          </table:table-cell>
          <table:table-cell table:style-name="ce200" office:value-type="string" calcext:value-type="string">
            <text:p>3.5.12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0.9.13</text:p>
          </table:table-cell>
          <table:table-cell table:style-name="ce206"/>
          <table:table-cell table:style-name="ce199" office:value-type="string" calcext:value-type="string">
            <text:p>1.5.0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5.0</text:p>
          </table:table-cell>
          <table:table-cell table:style-name="ce199" office:value-type="string" calcext:value-type="string">
            <text:p>1.2.1</text:p>
          </table:table-cell>
          <table:table-cell table:style-name="ce206"/>
          <table:table-cell table:style-name="ce199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213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13" calcext:value-type="date">
            <text:p>2015-06-1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9" office:value-type="string" calcext:value-type="string">
            <text:p>1.99.34</text:p>
          </table:table-cell>
          <table:table-cell table:style-name="ce200" office:value-type="string" calcext:value-type="string">
            <text:p>1.0.13</text:p>
          </table:table-cell>
          <table:table-cell table:style-name="ce200" office:value-type="string" calcext:value-type="string">
            <text:p>3.5.11</text:p>
          </table:table-cell>
          <table:table-cell table:style-name="ce200" office:value-type="string" calcext:value-type="string">
            <text:p>1.0.10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1</text:p>
          </table:table-cell>
          <table:table-cell table:style-name="ce199"/>
          <table:table-cell table:number-columns-repeated="3" table:style-name="ce208" office:value-type="string" calcext:value-type="string">
            <text:p>(1.0.2)</text:p>
          </table:table-cell>
          <table:table-cell table:style-name="ce199" office:value-type="string" calcext:value-type="string">
            <text:p>1.4.1</text:p>
          </table:table-cell>
          <table:table-cell table:style-name="ce208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7" calcext:value-type="date">
            <text:p>2015-06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9" office:value-type="string" calcext:value-type="string">
            <text:p>1.99.33</text:p>
          </table:table-cell>
          <table:table-cell table:style-name="ce200" office:value-type="string" calcext:value-type="string">
            <text:p>1.0.12</text:p>
          </table:table-cell>
          <table:table-cell table:style-name="ce200" office:value-type="string" calcext:value-type="string">
            <text:p>3.5.10</text:p>
          </table:table-cell>
          <table:table-cell table:style-name="ce200" office:value-type="string" calcext:value-type="string">
            <text:p>1.0.9</text:p>
          </table:table-cell>
          <table:table-cell table:style-name="ce200"/>
          <table:table-cell table:style-name="ce206"/>
          <table:table-cell table:style-name="ce207" office:value-type="string" calcext:value-type="string">
            <text:p>1.4.0</text:p>
          </table:table-cell>
          <table:table-cell table:style-name="ce208"/>
          <table:table-cell table:number-columns-repeated="3" table:style-name="ce208" office:value-type="string" calcext:value-type="string">
            <text:p>(1.0.2)</text:p>
          </table:table-cell>
          <table:table-cell table:style-name="ce207" office:value-type="string" calcext:value-type="string">
            <text:p>1.4.0</text:p>
          </table:table-cell>
          <table:table-cell table:style-name="ce207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 office:value-type="string" calcext:value-type="string">
            <text:p>No longer testing settings; settings equal 1.99.32.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5-06-01" calcext:value-type="date">
            <text:p>2015-06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9" office:value-type="string" calcext:value-type="string">
            <text:p>1.99.32</text:p>
          </table:table-cell>
          <table:table-cell table:style-name="ce200" office:value-type="string" calcext:value-type="string">
            <text:p>1.0.11</text:p>
          </table:table-cell>
          <table:table-cell table:style-name="ce200" office:value-type="string" calcext:value-type="string">
            <text:p>3.5.9</text:p>
          </table:table-cell>
          <table:table-cell table:style-name="ce200" office:value-type="string" calcext:value-type="string">
            <text:p>1.0.8</text:p>
          </table:table-cell>
          <table:table-cell table:style-name="ce200"/>
          <table:table-cell table:style-name="ce206"/>
          <table:table-cell table:style-name="ce199" office:value-type="string" calcext:value-type="string">
            <text:p>1.4.0</text:p>
          </table:table-cell>
          <table:table-cell table:style-name="ce199"/>
          <table:table-cell table:number-columns-repeated="3" table:style-name="ce199" office:value-type="string" calcext:value-type="string">
            <text:p>(1.0.2)</text:p>
          </table:table-cell>
          <table:table-cell table:style-name="ce199" office:value-type="string" calcext:value-type="string">
            <text:p>1.4.0</text:p>
          </table:table-cell>
          <table:table-cell table:style-name="ce199" office:value-type="string" calcext:value-type="string">
            <text:p>1.2.0</text:p>
          </table:table-cell>
          <table:table-cell table:style-name="ce206"/>
          <table:table-cell table:style-name="ce199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4" office:value-type="date" office:date-value="2013-02-02" calcext:value-type="date">
            <text:p>2013-02-02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9" office:value-type="string" calcext:value-type="string">
            <text:p>1.99.30</text:p>
          </table:table-cell>
          <table:table-cell table:style-name="ce200" office:value-type="string" calcext:value-type="string">
            <text:p>1.0.9</text:p>
          </table:table-cell>
          <table:table-cell table:style-name="ce200" office:value-type="string" calcext:value-type="string">
            <text:p>3.5.7</text:p>
          </table:table-cell>
          <table:table-cell table:style-name="ce200" office:value-type="string" calcext:value-type="string">
            <text:p>1.0.6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1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1</text:p>
          </table:table-cell>
          <table:table-cell table:style-name="ce200" office:value-type="string" calcext:value-type="string">
            <text:p>1.1.1</text:p>
          </table:table-cell>
          <table:table-cell table:style-name="ce206"/>
          <table:table-cell table:style-name="ce199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212" office:value-type="string" calcext:value-type="string">
            <text:p>Last version with installer support for WinXP</text:p>
          </table:table-cell>
          <table:table-cell/>
          <table:table-cell table:style-name="ce181" table:number-columns-repeated="36"/>
        </table:table-row>
        <table:table-row table:style-name="ro1">
          <table:table-cell table:style-name="ce181"/>
          <table:table-cell table:style-name="ce185" office:value-type="date" office:date-value="2011-12-05" calcext:value-type="date">
            <text:p>2011-12-0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0" office:value-type="string" calcext:value-type="string">
            <text:p>1.99.28</text:p>
          </table:table-cell>
          <table:table-cell table:style-name="ce200" office:value-type="string" calcext:value-type="string">
            <text:p>1.0.7</text:p>
          </table:table-cell>
          <table:table-cell table:style-name="ce200" office:value-type="string" calcext:value-type="string">
            <text:p>3.5.5</text:p>
          </table:table-cell>
          <table:table-cell table:style-name="ce200" office:value-type="string" calcext:value-type="string">
            <text:p>1.0.4</text:p>
          </table:table-cell>
          <table:table-cell table:style-name="ce200"/>
          <table:table-cell table:style-name="ce206"/>
          <table:table-cell table:style-name="ce200" office:value-type="string" calcext:value-type="string">
            <text:p>1.3.0</text:p>
          </table:table-cell>
          <table:table-cell table:style-name="ce200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3.0</text:p>
          </table:table-cell>
          <table:table-cell table:style-name="ce200" office:value-type="string" calcext:value-type="string">
            <text:p>1.1.0</text:p>
          </table:table-cell>
          <table:table-cell table:style-name="ce206"/>
          <table:table-cell table:style-name="ce200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/>
          <table:table-cell table:style-name="ce181" table:number-columns-repeated="36"/>
        </table:table-row>
        <table:table-row table:style-name="ro1">
          <table:table-cell/>
          <table:table-cell table:style-name="ce185" office:value-type="date" office:date-value="2011-04-25" calcext:value-type="date">
            <text:p>2011-04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0" office:value-type="string" calcext:value-type="string">
            <text:p>1.99.26</text:p>
          </table:table-cell>
          <table:table-cell table:style-name="ce200" office:value-type="string" calcext:value-type="string">
            <text:p>1.0.5</text:p>
          </table:table-cell>
          <table:table-cell table:style-name="ce200" office:value-type="string" calcext:value-type="string">
            <text:p>3.5.3</text:p>
          </table:table-cell>
          <table:table-cell table:style-name="ce200" office:value-type="string" calcext:value-type="string">
            <text:p>1.0.2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8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28" calcext:value-type="date">
            <text:p>2010-11-2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0" office:value-type="string" calcext:value-type="string">
            <text:p>1.99.25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208" office:value-type="string" calcext:value-type="string">
            <text:p>(1.0.1)</text:p>
          </table:table-cell>
          <table:table-cell table:style-name="ce200" office:value-type="string" calcext:value-type="string">
            <text:p>1.2.9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10-11-11" calcext:value-type="date">
            <text:p>2010-11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0" office:value-type="string" calcext:value-type="string">
            <text:p>1.99.24</text:p>
          </table:table-cell>
          <table:table-cell table:style-name="ce200" office:value-type="string" calcext:value-type="string">
            <text:p>1.0.4</text:p>
          </table:table-cell>
          <table:table-cell table:style-name="ce200" office:value-type="string" calcext:value-type="string">
            <text:p>3.5.2</text:p>
          </table:table-cell>
          <table:table-cell table:style-name="ce200" office:value-type="string" calcext:value-type="string">
            <text:p>1.0.1</text:p>
          </table:table-cell>
          <table:table-cell table:style-name="ce200"/>
          <table:table-cell/>
          <table:table-cell table:style-name="ce208" office:value-type="string" calcext:value-type="string">
            <text:p>1.2.4</text:p>
          </table:table-cell>
          <table:table-cell table:style-name="ce208"/>
          <table:table-cell table:number-columns-repeated="3" table:style-name="ce199" office:value-type="string" calcext:value-type="string">
            <text:p>(1.0.1)</text:p>
          </table:table-cell>
          <table:table-cell table:style-name="ce200" office:value-type="string" calcext:value-type="string">
            <text:p>1.2.8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/>
          <table:table-cell table:number-columns-repeated="37"/>
        </table:table-row>
        <table:table-row table:style-name="ro1">
          <table:table-cell/>
          <table:table-cell table:style-name="ce185" office:value-type="date" office:date-value="2009-09-10" calcext:value-type="date">
            <text:p>2009-09-1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0" office:value-type="string" calcext:value-type="string">
            <text:p>1.99.23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4</text:p>
          </table:table-cell>
          <table:table-cell table:style-name="ce200"/>
          <table:table-cell table:number-columns-repeated="3" table:style-name="ce208" office:value-type="string" calcext:value-type="string">
            <text:p>(1.0.0)</text:p>
          </table:table-cell>
          <table:table-cell table:style-name="ce209" office:value-type="string" calcext:value-type="string">
            <text:p>1.2.7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9-09-08" calcext:value-type="date">
            <text:p>2009-09-0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0" office:value-type="string" calcext:value-type="string">
            <text:p>1.99.22</text:p>
          </table:table-cell>
          <table:table-cell table:style-name="ce200" office:value-type="string" calcext:value-type="string">
            <text:p>1.0.1</text:p>
          </table:table-cell>
          <table:table-cell table:style-name="ce200" office:value-type="string" calcext:value-type="string">
            <text:p>3.5.0</text:p>
          </table:table-cell>
          <table:table-cell table:style-name="ce196" table:number-columns-repeated="2"/>
          <table:table-cell/>
          <table:table-cell table:style-name="ce207" office:value-type="string" calcext:value-type="string">
            <text:p>1.2.3</text:p>
          </table:table-cell>
          <table:table-cell table:style-name="ce208"/>
          <table:table-cell table:number-columns-repeated="3" table:style-name="ce199" office:value-type="string" calcext:value-type="string">
            <text:p>(1.0.0)</text:p>
          </table:table-cell>
          <table:table-cell table:style-name="ce209" office:value-type="string" calcext:value-type="string">
            <text:p>1.2.6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7-18" calcext:value-type="date">
            <text:p>2008-07-18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0" office:value-type="string" calcext:value-type="string">
            <text:p>1.99.20</text:p>
          </table:table-cell>
          <table:table-cell table:style-name="ce200" office:value-type="string" calcext:value-type="string">
            <text:p>1.0.0</text:p>
          </table:table-cell>
          <table:table-cell table:style-name="ce200" office:value-type="string" calcext:value-type="string">
            <text:p>1.2.0</text:p>
          </table:table-cell>
          <table:table-cell table:style-name="ce196" table:number-columns-repeated="2"/>
          <table:table-cell/>
          <table:table-cell table:style-name="ce209" office:value-type="string" calcext:value-type="string">
            <text:p>1.2.3</text:p>
          </table:table-cell>
          <table:table-cell table:style-name="ce200" table:number-columns-repeated="4"/>
          <table:table-cell table:style-name="ce209" office:value-type="string" calcext:value-type="string">
            <text:p>1.2.5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4-01" calcext:value-type="date">
            <text:p>2008-04-0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0" office:value-type="string" calcext:value-type="string">
            <text:p>1.99.19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4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3-17" calcext:value-type="date">
            <text:p>2008-03-1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0" office:value-type="string" calcext:value-type="string">
            <text:p>1.99.18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2.2</text:p>
          </table:table-cell>
          <table:table-cell table:style-name="ce208" table:number-columns-repeated="4"/>
          <table:table-cell table:style-name="ce209" office:value-type="string" calcext:value-type="string">
            <text:p>1.2.3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8-02-11" calcext:value-type="date">
            <text:p>2008-02-1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0" office:value-type="string" calcext:value-type="string">
            <text:p>1.99.17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2</text:p>
          </table:table-cell>
          <table:table-cell table:style-name="ce200" table:number-columns-repeated="4"/>
          <table:table-cell table:style-name="ce209" office:value-type="string" calcext:value-type="string">
            <text:p>1.2.2</text:p>
          </table:table-cell>
          <table:table-cell table:style-name="ce207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8-30" calcext:value-type="date">
            <text:p>2007-08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0" office:value-type="string" calcext:value-type="string">
            <text:p>1.99.1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1</text:p>
          </table:table-cell>
          <table:table-cell table:style-name="ce200" table:number-columns-repeated="4"/>
          <table:table-cell table:style-name="ce209" office:value-type="string" calcext:value-type="string">
            <text:p>1.2.1</text:p>
          </table:table-cell>
          <table:table-cell table:style-name="ce209" office:value-type="string" calcext:value-type="string">
            <text:p>1.0.0</text:p>
          </table:table-cell>
          <table:table-cell/>
          <table:table-cell table:style-name="ce200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4-15" calcext:value-type="date">
            <text:p>2007-04-1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0" office:value-type="string" calcext:value-type="string">
            <text:p>1.99.12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2.0</text:p>
          </table:table-cell>
          <table:table-cell table:style-name="ce200" table:number-columns-repeated="4"/>
          <table:table-cell table:style-name="ce209" office:value-type="string" calcext:value-type="string">
            <text:p>1.2.0</text:p>
          </table:table-cell>
          <table:table-cell table:number-columns-repeated="2"/>
          <table:table-cell table:style-name="ce200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25" calcext:value-type="date">
            <text:p>2007-02-25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0" office:value-type="string" calcext:value-type="string">
            <text:p>1.99.8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2</text:p>
          </table:table-cell>
          <table:table-cell table:style-name="ce200" table:number-columns-repeated="4"/>
          <table:table-cell table:style-name="ce209" office:value-type="string" calcext:value-type="string">
            <text:p>1.1.2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2-07" calcext:value-type="date">
            <text:p>2007-02-07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0" office:value-type="string" calcext:value-type="string">
            <text:p>1.99.3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1</text:p>
          </table:table-cell>
          <table:table-cell table:style-name="ce200" table:number-columns-repeated="4"/>
          <table:table-cell table:style-name="ce209" office:value-type="string" calcext:value-type="string">
            <text:p>1.1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7-01-23" calcext:value-type="date">
            <text:p>2007-01-23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0" office:value-type="string" calcext:value-type="string">
            <text:p>1.99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1.0</text:p>
          </table:table-cell>
          <table:table-cell table:style-name="ce200" table:number-columns-repeated="4"/>
          <table:table-cell table:style-name="ce209" office:value-type="string" calcext:value-type="string">
            <text:p>1.1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1" calcext:value-type="date">
            <text:p>2003-10-31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2</text:p>
          </table:table-cell>
          <table:table-cell table:style-name="ce196" table:number-columns-repeated="4"/>
          <table:table-cell/>
          <table:table-cell table:style-name="ce207" office:value-type="string" calcext:value-type="string">
            <text:p>1.0.1</text:p>
          </table:table-cell>
          <table:table-cell table:style-name="ce208" table:number-columns-repeated="4"/>
          <table:table-cell table:style-name="ce207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30" calcext:value-type="date">
            <text:p>2003-10-30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1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1</text:p>
          </table:table-cell>
          <table:table-cell table:style-name="ce200" table:number-columns-repeated="4"/>
          <table:table-cell table:style-name="ce209" office:value-type="string" calcext:value-type="string">
            <text:p>1.0.1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85" office:value-type="date" office:date-value="2003-10-14" calcext:value-type="date">
            <text:p>2003-10-14</text:p>
          </table:table-cell>
          <table:table-cell table:style-name="ce18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0" office:value-type="string" calcext:value-type="string">
            <text:p>1.0.0</text:p>
          </table:table-cell>
          <table:table-cell table:style-name="ce196" table:number-columns-repeated="4"/>
          <table:table-cell/>
          <table:table-cell table:style-name="ce209" office:value-type="string" calcext:value-type="string">
            <text:p>1.0.0</text:p>
          </table:table-cell>
          <table:table-cell table:style-name="ce200" table:number-columns-repeated="4"/>
          <table:table-cell table:style-name="ce209" office:value-type="string" calcext:value-type="string">
            <text:p>1.0.0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99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92" table:number-columns-repeated="2"/>
          <table:table-cell table:style-name="ce196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989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35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35"/>
        </table:table-row>
        <table:table-row table:style-name="ro2">
          <table:table-cell table:style-name="ce216" office:value-type="float" office:value="1" calcext:value-type="float">
            <text:p>1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Regress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64])" office:value-type="time" office:time-value="PT26H00M00S" calcext:value-type="time">
            <text:p>26:00</text:p>
          </table:table-cell>
          <table:table-cell table:style-name="ce271" table:formula="of:=['0. Overview'.$J$3]" office:value-type="time" office:time-value="PT00H00M00S" calcext:value-type="time">
            <text:p>00:00</text:p>
          </table:table-cell>
          <table:table-cell table:style-name="ce296" table:formula="of:=MAX([.I4:.I65564])" office:value-type="time" office:time-value="PT26H00M00S" calcext:value-type="time">
            <text:p>26:00</text:p>
          </table:table-cell>
          <table:table-cell table:style-name="ce298" table:number-columns-repeated="989"/>
        </table:table-row>
        <table:table-row table:style-name="ro1">
          <table:table-cell table:style-name="ce225"/>
          <table:table-cell table:style-name="ce235"/>
          <table:table-cell table:number-columns-repeated="997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coding style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4])+[.G5]" office:value-type="time" office:time-value="PT01H00M00S" calcext:value-type="time">
            <text:p>01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1.1.1." calcext:value-type="string">
            <text:p>1.1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ssembly check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10])+[.G11]" office:value-type="time" office:time-value="PT02H00M00S" calcext:value-type="time">
            <text:p>02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14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1.2.2." calcext:value-type="string">
            <text:p>1.2.2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6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1.2.3." calcext:value-type="string">
            <text:p>1.2.3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18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19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1]" office:value-type="string" office:string-value="49 expected warnings:" calcext:value-type="string">
            <text:p>49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2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23]" office:value-type="string" office:string-value="CA2214 : DoNotCallOverridableMethodsInConstructors @ 40 locations." calcext:value-type="string">
            <text:p>CA2214 : DoNotCallOverridableMethodsInConstructors @ 4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1.2.4." calcext:value-type="string">
            <text:p>1.2.4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5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6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1.2.5." calcext:value-type="string">
            <text:p>1.2.5.</text:p>
          </table:table-cell>
          <table:table-cell table:style-name="ce248" office:value-type="string" calcext:value-type="string">
            <text:p></text:p>
          </table:table-cell>
          <table:table-cell table:formula="of:=['3. Final Testing'.E28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'3. Final Testing'.E29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1]" office:value-type="string" office:string-value="218 expected errors/warnings:" calcext:value-type="string">
            <text:p>218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2]" office:value-type="string" office:string-value="CA1002 : DoNotExposeGenericLists @ 94 locations." calcext:value-type="string">
            <text:p>CA1002 : DoNotExposeGenericLists @ 9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33]" office:value-type="string" office:string-value="CA2214 : DoNotCallOverridableMethodsInConstructors @ 124 locations." calcext:value-type="string">
            <text:p>CA2214 : DoNotCallOverridableMethodsInConstructors @ 124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Analysis just take a <text:span text:style-name="T2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80"/>
          <table:table-cell table:style-name="ce236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automated tests</text:p>
          </table:table-cell>
          <table:table-cell table:style-name="ce240"/>
          <table:table-cell table:style-name="ce272" office:value-type="time" office:time-value="PT04H00M00S" calcext:value-type="time">
            <text:p>04:00</text:p>
          </table:table-cell>
          <table:table-cell table:style-name="ce284"/>
          <table:table-cell table:style-name="ce272" table:formula="of:=MAX([.I$1:.I36])+[.G37]" office:value-type="time" office:time-value="PT06H00M00S" calcext:value-type="time">
            <text:p>06:00</text:p>
          </table:table-cell>
          <table:table-cell table:style-name="ce297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48" office:value-type="string" calcext:value-type="string">
            <text:p></text:p>
          </table:table-cell>
          <table:table-cell table:style-name="ce226" table:formula="of:=['3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6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4" table:formula="of:=['3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991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48" office:value-type="string" calcext:value-type="string">
            <text:p></text:p>
          </table:table-cell>
          <table:table-cell table:style-name="ce259" table:formula="of:=['3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9" table:formula="of:=[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7]; COUNTA([.C$38:.C46]); &quot;.&quot;)" office:value-type="string" office:string-value="1.3.3." calcext:value-type="string">
            <text:p>1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<text:span text:style-name="T2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1.3.4." calcext:value-type="string">
            <text:p>1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2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Debu<text:span text:style-name="T4">g" (</text:span><text:span text:style-name="T2">'Debug' @ regression</text:span><text:span text:style-name="T4"> + 'Release' @ final)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3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4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5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6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7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8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59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0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1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2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3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4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5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6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7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8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69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0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1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2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3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4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5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6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7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8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79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0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1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2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3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26"/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5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6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table:formula="of:=['3. Final Testing'.E87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formula="of:=['3. Final Testing'.E89]" office:value-type="string" office:string-value="In case a test fails, simply try again.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Run takes around <text:span text:style-name="T2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1.4." calcext:value-type="string">
            <text:p>1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erform manual tests</text:p>
          </table:table-cell>
          <table:table-cell table:style-name="ce240"/>
          <table:table-cell table:style-name="ce272" office:value-type="time" office:time-value="PT20H00M00S" calcext:value-type="time">
            <text:p>20:00</text:p>
          </table:table-cell>
          <table:table-cell table:style-name="ce284"/>
          <table:table-cell table:style-name="ce294" table:formula="of:=MAX([.I$1:.I90])+[.G93]" office:value-type="time" office:time-value="PT26H00M00S" calcext:value-type="time">
            <text:p>26:00:00</text:p>
          </table:table-cell>
          <table:table-cell table:style-name="ce284"/>
          <table:table-cell table:style-name="ce18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1.4.1." calcext:value-type="string">
            <text:p>1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 table:formula="of:=CONCATENATE([.B$93]; COUNTA([.C$94:.C96]); &quot;.&quot;)" office:value-type="string" office:string-value="1.4.2." calcext:value-type="string">
            <text:p>1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text:span text:style-name="T4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995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5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2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2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58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58"/>
        </table:table-row>
        <table:table-row table:style-name="ro2">
          <table:table-cell table:style-name="ce216" office:value-type="float" office:value="2" calcext:value-type="float">
            <text:p>2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repar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76])" office:value-type="time" office:time-value="PT01H55M00S" calcext:value-type="time">
            <text:p>01:55</text:p>
          </table:table-cell>
          <table:table-cell table:style-name="ce271" table:formula="of:=['1. Regression Testing'.$J$3]" office:value-type="time" office:time-value="PT26H00M00S" calcext:value-type="time">
            <text:p>26:00</text:p>
          </table:table-cell>
          <table:table-cell table:style-name="ce296" table:formula="of:=MAX([.I4:.I65584])" office:value-type="time" office:time-value="PT27H55M00S" calcext:value-type="time">
            <text:p>27:55</text:p>
          </table:table-cell>
          <table:table-cell table:style-name="ce298" table:number-columns-repeated="1012"/>
        </table:table-row>
        <table:table-row table:style-name="ro1">
          <table:table-cell table:style-name="ce225"/>
          <table:table-cell table:style-name="ce235"/>
          <table:table-cell table:number-columns-repeated="1020"/>
        </table:table-row>
        <table:table-row table:style-name="ro1">
          <table:table-cell table:style-name="ce334"/>
          <table:table-cell table:style-name="ce33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338"/>
          <table:table-cell table:style-name="ce357"/>
          <table:table-cell table:style-name="ce338" office:value-type="string" calcext:value-type="string">
            <text:p>Set versions</text:p>
          </table:table-cell>
          <table:table-cell table:style-name="ce338"/>
          <table:table-cell table:style-name="ce362" office:value-type="time" office:time-value="PT00H30M00S" calcext:value-type="time">
            <text:p>00:30</text:p>
          </table:table-cell>
          <table:table-cell table:style-name="ce364"/>
          <table:table-cell table:style-name="ce362" table:formula="of:=MAX([.I$1:.I4])+[.G5]" office:value-type="time" office:time-value="PT26H30M00S" calcext:value-type="time">
            <text:p>26:30</text:p>
          </table:table-cell>
          <table:table-cell table:style-name="ce364"/>
          <table:table-cell table:style-name="ce334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6]); &quot;.&quot;)" office:value-type="string" office:string-value="2.1.1." calcext:value-type="string">
            <text:p>2.1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ALAZ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3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Versions must differ to ensure proper installation/update!</text:p>
            <text:p><text:span text:style-name="T6">&gt; Additional increment makes sense…</text:span></text:p>
            <text:p><text:span text:style-name="T6">    …if source code gets used by other software.</text:span></text:p>
            <text:p><text:span text:style-name="T6">    …if preliminary test version got distributed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8]); &quot;.&quot;)" office:value-type="string" office:string-value="2.1.2." calcext:value-type="string">
            <text:p>2.1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MKY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0]); &quot;.&quot;)" office:value-type="string" office:string-value="2.1.3." calcext:value-type="string">
            <text:p>2.1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2]); &quot;.&quot;)" office:value-type="string" office:string-value="2.1.4." calcext:value-type="string">
            <text:p>2.1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NunitEx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59" office:value-type="string" calcext:value-type="string">
            <text:p>&gt; Additional increment makes little sense as NUnit is not distributed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/>( Note that OxyPlot is based on assemblies and thus doesn't need to be modified. )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5]); &quot;.&quot;)" office:value-type="string" office:string-value="2.1.5." calcext:value-type="string">
            <text:p>2.1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Ensure that product version in YAT.Version is different than at last releas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Same reason as abov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7]); &quot;.&quot;)" office:value-type="string" office:string-value="2.1.6." calcext:value-type="string">
            <text:p>2.1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MKY file headers <text:span text:style-name="T2">*.* throughout "\Trunk\MKY"</text:span><text:span text:style-name="T4"> (37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pan text:style-name="T6">&gt; Also remove 'Development', if apparent</text:span>, e.g. '// MKY Version 1.0.29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19]); &quot;.&quot;)" office:value-type="string" office:string-value="2.1.7." calcext:value-type="string">
            <text:p>2.1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Ex file headers <text:span text:style-name="T2">*.* throughout "\Trunk\NUnitEx"</text:span><text:span text:style-name="T4"> (11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<text:span text:style-name="T6">&gt; Also remove 'Development', if apparent</text:span>, e.g. '// NUnit Version 1.0.22'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1]); &quot;.&quot;)" office:value-type="string" office:string-value="2.1.8." calcext:value-type="string">
            <text:p>2.1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2">*.* throughout "\Trunk\YAT"</text:span> (303 occurrences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6">&gt; Also remove 'Development', if apparent</text:span>, e.g. '// YAT Version 2.4.0'.</text:p>
          </table:table-cell>
          <table:table-cell table:number-columns-repeated="1017"/>
        </table:table-row>
        <table:table-row table:style-name="ro1">
          <table:table-cell table:style-name="ce335"/>
          <table:table-cell table:style-name="ce337"/>
          <table:table-cell table:style-name="ce337" table:formula="of:=CONCATENATE([.B$5]; COUNTA([.C$6:.C23]); &quot;.&quot;)" office:value-type="string" office:string-value="2.1.9." calcext:value-type="string">
            <text:p>2.1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all other file headers (*.cs throughout \Trunk)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2"/>
        </table:table-row>
        <table:table-row table:style-name="ro4">
          <table:table-cell table:number-columns-repeated="4"/>
          <table:table-cell office:value-type="string" calcext:value-type="string">
            <text:p>&gt; Search for all previous versions, e.g. '2.0.0' and '2.0.1' and replace them as required:</text:p>
            <text:p><text:span text:style-name="T6">    &gt; Includes file header of Template.cs</text:span></text:p>
            <text:p><text:span text:style-name="T7">    &gt; Includes </text:span><text:span text:style-name="T8">this</text:span><text:span text:style-name="T9">.label_Version.Text = </text:span><text:span text:style-name="T10">"Version 2.0.0"</text:span><text:span text:style-name="T9">;</text:span><text:span text:style-name="T7"> in WelcomeScreen.Designer.cs</text:span></text:p>
            <text:p><text:span text:style-name="T7">     ( FileVersionsTest.cs is OK. )</text:span></text:p>
            <text:p><text:span text:style-name="T6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5]); &quot;.&quot;)" office:value-type="string" office:string-value="2.1.10." calcext:value-type="string">
            <text:p>2.1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7">Set </text:span><text:span text:style-name="T11">ProductBuildDesign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37" table:formula="of:=CONCATENATE([.B$5]; COUNTA([.C$6:.C26]); &quot;.&quot;)" office:value-type="string" office:string-value="2.1.11." calcext:value-type="string">
            <text:p>2.1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7">Set </text:span><text:span text:style-name="T11">ProductVersionStabilityIndication</text:span><text:span text:style-name="T7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7]); &quot;.&quot;)" office:value-type="string" office:string-value="2.1.12." calcext:value-type="string">
            <text:p>2.1.1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5]; COUNTA([.C$6:.C28]); &quot;.&quot;)" office:value-type="string" office:string-value="2.1.13." calcext:value-type="string">
            <text:p>2.1.1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31]); &quot;.&quot;)" office:value-type="string" office:string-value="2.2." calcext:value-type="string">
            <text:p>2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t installation vers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30])+[.G31]" office:value-type="time" office:time-value="PT26H35M00S" calcext:value-type="time">
            <text:p>26:35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31]; COUNTA([.C$32:.C32]); &quot;.&quot;)" office:value-type="string" office:string-value="2.2.1." calcext:value-type="string">
            <text:p>2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3]); &quot;.&quot;)" office:value-type="string" office:string-value="2.2.2." calcext:value-type="string">
            <text:p>2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4]); &quot;.&quot;)" office:value-type="string" office:string-value="2.2.3." calcext:value-type="string">
            <text:p>2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5]); &quot;.&quot;)" office:value-type="string" office:string-value="2.2.4." calcext:value-type="string">
            <text:p>2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1]; COUNTA([.C$32:.C36]); &quot;.&quot;)" office:value-type="string" office:string-value="2.2.5." calcext:value-type="string">
            <text:p>2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38]); &quot;.&quot;)" office:value-type="string" office:string-value="2.3." calcext:value-type="string">
            <text:p>2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ettings defaults and schema in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37])+[.G38]" office:value-type="time" office:time-value="PT27H05M00S" calcext:value-type="time">
            <text:p>27:05</text:p>
          </table:table-cell>
          <table:table-cell table:style-name="ce297"/>
          <table:table-cell table:number-columns-repeated="1012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2.3.1." calcext:value-type="string">
            <text:p>2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formula="of:=[$'3. Final Testing'.E44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number-columns-repeated="2"/>
          <table:table-cell table:style-name="ce237" table:formula="of:=CONCATENATE([.B$38]; COUNTA([.C$39:.C43]); &quot;.&quot;)" office:value-type="string" office:string-value="2.3.2." calcext:value-type="string">
            <text:p>2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48]); &quot;.&quot;)" office:value-type="string" office:string-value="2.3.3." calcext:value-type="string">
            <text:p>2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49]); &quot;.&quot;)" office:value-type="string" office:string-value="2.3.4." calcext:value-type="string">
            <text:p>2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0]); &quot;.&quot;)" office:value-type="string" office:string-value="2.3.5." calcext:value-type="string">
            <text:p>2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1]); &quot;.&quot;)" office:value-type="string" office:string-value="2.3.6." calcext:value-type="string">
            <text:p>2.3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2]); &quot;.&quot;)" office:value-type="string" office:string-value="2.3.7." calcext:value-type="string">
            <text:p>2.3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(Only applies to LU/RU that must use YAT vs. YATConsole, while the other settings use 'CommonName'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38]; COUNTA([.C$39:.C58]); &quot;.&quot;)" office:value-type="string" office:string-value="2.3.8." calcext:value-type="string">
            <text:p>2.3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18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defaults and schema to settings archive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366" table:formula="of:=MAX([.I$1:.I59])+[.G60]" office:value-type="time" office:time-value="PT27H10M00S" calcext:value-type="time">
            <text:p>03:1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6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<text:span text:style-name="T6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0]; COUNTA([.C$61:.C63]); &quot;.&quot;)" office:value-type="string" office:string-value="2.4.3." calcext:value-type="string">
            <text:p>2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65]); &quot;.&quot;)" office:value-type="string" office:string-value="2.5." calcext:value-type="string">
            <text:p>2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settings in settings archive "YAT\!-Settings\!-Current"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366" table:formula="of:=MAX([.I$1:.I64])+[.G65]" office:value-type="time" office:time-value="PT27H40M00S" calcext:value-type="time">
            <text:p>03:4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65]; COUNTA([.C$66:.C66]); &quot;.&quot;)" office:value-type="string" office:string-value="2.5.1." calcext:value-type="string">
            <text:p>2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78]); &quot;.&quot;)" office:value-type="string" office:string-value="2.5.2." calcext:value-type="string">
            <text:p>2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79]); &quot;.&quot;)" office:value-type="string" office:string-value="2.5.3." calcext:value-type="string">
            <text:p>2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80]); &quot;.&quot;)" office:value-type="string" office:string-value="2.5.4." calcext:value-type="string">
            <text:p>2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Run YAT <text:span text:style-name="T2">not moving or resizing window</text:span><text:span text:style-name="T4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&gt; [Ctrl+O] to o</text:span>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65]; COUNTA([.C$66:.C96]); &quot;.&quot;)" office:value-type="string" office:string-value="2.5.5." calcext:value-type="string">
            <text:p>2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1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100]); &quot;.&quot;)" office:value-type="string" office:string-value="2.6." calcext:value-type="string">
            <text:p>2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new settings to settings archive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366" table:formula="of:=MAX([.I$1:.I98])+[.G100]" office:value-type="time" office:time-value="PT27H50M00S" calcext:value-type="time">
            <text:p>03:50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100]; COUNTA([.C$101:.C101]); &quot;.&quot;)" office:value-type="string" office:string-value="2.6.1." calcext:value-type="string">
            <text:p>2.6.1.</text:p>
          </table:table-cell>
          <table:table-cell table:style-name="ce248" office:value-type="string" calcext:value-type="string">
            <text:p></text:p>
          </table:table-cell>
          <table:table-cell table:style-name="ce335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0]; COUNTA([.C$101:.C102]); &quot;.&quot;)" office:value-type="string" office:string-value="2.6.2." calcext:value-type="string">
            <text:p>2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0]; COUNTA([.C$101:.C103]); &quot;.&quot;)" office:value-type="string" office:string-value="2.6.3." calcext:value-type="string">
            <text:p>2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105]); &quot;.&quot;)" office:value-type="string" office:string-value="2.7." calcext:value-type="string">
            <text:p>2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build and commit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94" table:formula="of:=MAX([.I$1:.I104])+[.G105]" office:value-type="time" office:time-value="PT27H55M00S" calcext:value-type="time">
            <text:p>27:55:00</text:p>
          </table:table-cell>
          <table:table-cell table:style-name="ce297"/>
          <table:table-cell table:style-name="ce180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37" table:formula="of:=CONCATENATE([.B$105]; COUNTA([.C$106:.C106]); &quot;.&quot;)" office:value-type="string" office:string-value="2.7.1." calcext:value-type="string">
            <text:p>2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5]; COUNTA([.C$106:.C107]); &quot;.&quot;)" office:value-type="string" office:string-value="2.7.2." calcext:value-type="string">
            <text:p>2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 table:formula="of:=CONCATENATE([.B$105]; COUNTA([.C$106:.C108]); &quot;.&quot;)" office:value-type="string" office:string-value="2.7.3." calcext:value-type="string">
            <text:p>2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7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3" calcext:value-type="float">
            <text:p>3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88])" office:value-type="time" office:time-value="PT01H30M00S" calcext:value-type="time">
            <text:p>01:30</text:p>
          </table:table-cell>
          <table:table-cell table:style-name="ce271" table:formula="of:=['2. Preparation'.$J$3]" office:value-type="time" office:time-value="PT27H55M00S" calcext:value-type="time">
            <text:p>27:55</text:p>
          </table:table-cell>
          <table:table-cell table:style-name="ce296" table:formula="of:=MAX([.I4:.I65607])" office:value-type="time" office:time-value="PT29H25M00S" calcext:value-type="time">
            <text:p>29:2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/>
          <table:table-cell table:style-name="ce236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coding style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4])+[.G5]" office:value-type="time" office:time-value="PT28H05M00S" calcext:value-type="time">
            <text:p>28:05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]; COUNTA([.C6:.C$6]); &quot;.&quot;)" office:value-type="string" office:string-value="3.1.1." calcext:value-type="string">
            <text:p>3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12">Note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1]); &quot;.&quot;)" office:value-type="string" office:string-value="3.2." calcext:value-type="string">
            <text:p>3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ssembly check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10])+[.G11]" office:value-type="time" office:time-value="PT28H15M00S" calcext:value-type="time">
            <text:p>28:1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1]; COUNTA([.C$12:.C12]); &quot;.&quot;)" office:value-type="string" office:string-value="3.2.1." calcext:value-type="string">
            <text:p>3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6]); &quot;.&quot;)" office:value-type="string" office:string-value="3.2.2." calcext:value-type="string">
            <text:p>3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18]); &quot;.&quot;)" office:value-type="string" office:string-value="3.2.3." calcext:value-type="string">
            <text:p>3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49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4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5]); &quot;.&quot;)" office:value-type="string" office:string-value="3.2.4." calcext:value-type="string">
            <text:p>3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11]; COUNTA([.C$12:.C28]); &quot;.&quot;)" office:value-type="string" office:string-value="3.2.5." calcext:value-type="string">
            <text:p>3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21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1002 : DoNotExposeGenericList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CA2214 : DoNotCallOverridableMethodsInConstructors @ 12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Note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37]); &quot;.&quot;)" office:value-type="string" office:string-value="3.3." calcext:value-type="string">
            <text:p>3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-run automated test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272" table:formula="of:=MAX([.I$1:.I36])+[.G37]" office:value-type="time" office:time-value="PT29H15M00S" calcext:value-type="time">
            <text:p>29:1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7]; COUNTA([.C$38:.C38]); &quot;.&quot;)" office:value-type="string" office:string-value="3.3.1." calcext:value-type="string">
            <text:p>3.3.1.</text:p>
          </table:table-cell>
          <table:table-cell table:style-name="ce248" office:value-type="string" calcext:value-type="string">
            <text:p></text:p>
          </table:table-cell>
          <table:table-cell table:style-name="ce262" office:value-type="string" calcext:value-type="string">
            <text:p>Ensure that test environment is fully ready (<text:span text:style-name="T3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8" office:value-type="string" calcext:value-type="string">
            <text:p>Attention: Time-out calibration (for whatever reason) no longer fits MKY machine =&gt; use MT machine.</text:p>
          </table:table-cell>
          <table:table-cell table:style-name="ce268"/>
          <table:table-cell table:style-name="ce273"/>
          <table:table-cell table:style-name="ce286"/>
          <table:table-cell table:number-columns-repeated="1016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/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7]; COUNTA([.C$38:.C42]); &quot;.&quot;)" office:value-type="string" office:string-value="3.3.2." calcext:value-type="string">
            <text:p>3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7]; COUNTA([.C$38:.C46]); &quot;.&quot;)" office:value-type="string" office:string-value="3.3.3." calcext:value-type="string">
            <text:p>3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37]; COUNTA([.C$38:.C48]); &quot;.&quot;)" office:value-type="string" office:string-value="3.3.4." calcext:value-type="string">
            <text:p>3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62" office:value-type="string" calcext:value-type="string">
            <text:p>    &gt; Categories = Select and exclude all longer than a minute <text:span text:style-name="T3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    &gt; "Project &gt; Configurations &gt; Release<text:span text:style-name="T4">" (Debug @ Regression + </text:span><text:span text:style-name="T2">Release @ Final</text:span><text:span text:style-name="T4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25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36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/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370" office:value-type="string" calcext:value-type="string">
            <text:p>In case a test fails, simply try again.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226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226"/>
          <table:table-cell table:style-name="ce238" table:number-columns-repeated="2"/>
          <table:table-cell table:style-name="ce249"/>
          <table:table-cell table:style-name="ce226" table:number-columns-repeated="2"/>
          <table:table-cell table:style-name="ce277"/>
          <table:table-cell table:style-name="ce289"/>
          <table:table-cell table:style-name="ce277"/>
          <table:table-cell table:style-name="ce289"/>
          <table:table-cell table:style-name="ce226" table:number-columns-repeated="54"/>
          <table:table-cell table:number-columns-repeated="960"/>
        </table:table-row>
        <table:table-row table:style-name="ro1">
          <table:table-cell table:style-name="ce180"/>
          <table:table-cell table:style-name="ce236" table:formula="of:=CONCATENATE([.A$3]; &quot;.&quot;; COUNTA([.B$5:.B93]); &quot;.&quot;)" office:value-type="string" office:string-value="3.4." calcext:value-type="string">
            <text:p>3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and commit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90])+[.G93]" office:value-type="time" office:time-value="PT29H25M00S" calcext:value-type="time">
            <text:p>29:2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94]); &quot;.&quot;)" office:value-type="string" office:string-value="3.4.1." calcext:value-type="string">
            <text:p>3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20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103]); &quot;.&quot;)" office:value-type="string" office:string-value="3.4.2." calcext:value-type="string">
            <text:p>3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<text:span text:style-name="T20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371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93]; COUNTA([.C$94:.C112]); &quot;.&quot;)" office:value-type="string" office:string-value="3.4.3." calcext:value-type="string">
            <text:p>3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20">252 occurrences totally expected, 10 as listed below, others only in test projects</text:span>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Diagnostics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6 occurrences expected in Drawing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2 occurrences expected in Serializ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table:number-columns-repeated="2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3]; COUNTA([.C$94:.C121]); &quot;.&quot;)" office:value-type="string" office:string-value="3.4.4." calcext:value-type="string">
            <text:p>3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No match whole word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56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1 occurrence expected in ALAZ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in ArgsHandler, Configuration, Diagnostics, EnvironmentEx, EventHelper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Several more in Usb, Hid, Terminal, Workspace, SendFile, SendText,…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255"/>
          <table:table-cell table:style-name="ce181"/>
          <table:table-cell table:style-name="ce237" table:formula="of:=CONCATENATE([.B$93]; COUNTA([.C$94:.C130]); &quot;.&quot;)" office:value-type="string" office:string-value="3.4.5." calcext:value-type="string">
            <text:p>3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 office:value-type="string" calcext:value-type="string">
            <text:p>&gt; Match case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248"/>
          <table:table-cell/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11 occurrences totally expected: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&gt; 4 occurrences expected in Event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style-name="ce255"/>
          <table:table-cell table:style-name="ce181" table:number-columns-repeated="2"/>
          <table:table-cell table:style-name="ce367"/>
          <table:table-cell table:style-name="ce255" office:value-type="string" calcext:value-type="string">
            <text:p><text:span text:style-name="T20">&gt; 7 occurrences expected related to </text:span>SplitContainerHelper.</text:p>
          </table:table-cell>
          <table:table-cell table:style-name="ce255"/>
          <table:table-cell table:style-name="ce372"/>
          <table:table-cell table:style-name="ce373"/>
          <table:table-cell table:style-name="ce372"/>
          <table:table-cell table:style-name="ce373"/>
          <table:table-cell table:style-name="ce25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3]; COUNTA([.C$94:.C137]); &quot;.&quot;)" office:value-type="string" office:string-value="3.4.6." calcext:value-type="string">
            <text:p>3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6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1"/>
          <table:table-cell table:style-name="ce248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number-columns-repeated="2"/>
          <table:table-cell table:style-name="ce237" table:formula="of:=CONCATENATE([.B$93]; COUNTA([.C$94:.C140]); &quot;.&quot;)" office:value-type="string" office:string-value="3.4.7." calcext:value-type="string">
            <text:p>3.4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79"/>
        <table:table-column table:style-name="co21" table:default-cell-style-name="ce379"/>
        <table:table-column table:style-name="co22" table:default-cell-style-name="ce379"/>
        <table:table-column table:style-name="co23" table:default-cell-style-name="ce379"/>
        <table:table-column table:style-name="co24" table:default-cell-style-name="ce379"/>
        <table:table-column table:style-name="co25" table:default-cell-style-name="ce379"/>
        <table:table-column table:style-name="co26" table:number-columns-repeated="4" table:default-cell-style-name="ce379"/>
        <table:table-column table:style-name="co18" table:number-columns-repeated="54" table:default-cell-style-name="ce379"/>
        <table:table-column table:style-name="co18" table:number-columns-repeated="960" table:default-cell-style-name="Default"/>
        <table:table-row table:style-name="ro1">
          <table:table-cell table:style-name="ce374"/>
          <table:table-cell table:style-name="ce380" table:number-columns-repeated="4"/>
          <table:table-cell table:style-name="ce393" office:value-type="string" calcext:value-type="string">
            <text:p>Duration</text:p>
          </table:table-cell>
          <table:table-cell table:style-name="ce395" office:value-type="string" calcext:value-type="string">
            <text:p>Step</text:p>
          </table:table-cell>
          <table:table-cell table:style-name="ce400"/>
          <table:table-cell table:style-name="ce395" office:value-type="string" calcext:value-type="string">
            <text:p>Total</text:p>
          </table:table-cell>
          <table:table-cell table:style-name="ce400"/>
          <table:table-cell table:style-name="ce380" table:number-columns-repeated="54"/>
          <table:table-cell table:number-columns-repeated="960"/>
        </table:table-row>
        <table:table-row table:style-name="ro1">
          <table:table-cell table:style-name="ce375"/>
          <table:table-cell table:style-name="ce381" table:number-columns-repeated="4"/>
          <table:table-cell table:style-name="ce394"/>
          <table:table-cell table:style-name="ce396"/>
          <table:table-cell table:style-name="ce401"/>
          <table:table-cell table:style-name="ce396"/>
          <table:table-cell table:style-name="ce401"/>
          <table:table-cell table:style-name="ce381" table:number-columns-repeated="54"/>
          <table:table-cell table:number-columns-repeated="960"/>
        </table:table-row>
        <table:table-row table:style-name="ro2">
          <table:table-cell table:style-name="ce376" office:value-type="float" office:value="4" calcext:value-type="float">
            <text:p>4.</text:p>
          </table:table-cell>
          <table:table-cell table:style-name="ce382"/>
          <table:table-cell table:style-name="ce386"/>
          <table:table-cell table:style-name="ce388"/>
          <table:table-cell table:style-name="ce382" office:value-type="string" calcext:value-type="string">
            <text:p>Build</text:p>
          </table:table-cell>
          <table:table-cell table:style-name="ce386"/>
          <table:table-cell table:style-name="ce397" office:value-type="time" office:time-value="PT00H00M00S" calcext:value-type="time">
            <text:p>00:00</text:p>
          </table:table-cell>
          <table:table-cell table:style-name="ce402" table:formula="of:=[.G3]+SUM([.G4:.G65518])" office:value-type="time" office:time-value="PT00H40M00S" calcext:value-type="time">
            <text:p>00:40</text:p>
          </table:table-cell>
          <table:table-cell table:style-name="ce397" table:formula="of:=['3. Final Testing'.$J$3]" office:value-type="time" office:time-value="PT29H25M00S" calcext:value-type="time">
            <text:p>29:25</text:p>
          </table:table-cell>
          <table:table-cell table:style-name="ce402" table:formula="of:=MAX([.I4:.I65518])" office:value-type="time" office:time-value="PT30H05M00S" calcext:value-type="time">
            <text:p>30:05</text:p>
          </table:table-cell>
          <table:table-cell table:style-name="ce406" table:number-columns-repeated="1014"/>
        </table:table-row>
        <table:table-row table:style-name="ro1">
          <table:table-cell table:style-name="ce377"/>
          <table:table-cell table:style-name="ce383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Finalize release notes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4])+[.G5]" office:value-type="time" office:time-value="PT29H35M00S" calcext:value-type="time">
            <text:p>29:35</text:p>
          </table:table-cell>
          <table:table-cell table:style-name="ce404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5]; COUNTA([.C$6:.C6]); &quot;.&quot;)" office:value-type="string" office:string-value="4.1.1." calcext:value-type="string">
            <text:p>4.1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7]); &quot;.&quot;)" office:value-type="string" office:string-value="4.1.2." calcext:value-type="string">
            <text:p>4.1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8]); &quot;.&quot;)" office:value-type="string" office:string-value="4.1.3." calcext:value-type="string">
            <text:p>4.1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9]); &quot;.&quot;)" office:value-type="string" office:string-value="4.1.4." calcext:value-type="string">
            <text:p>4.1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5]; COUNTA([.C$6:.C10]); &quot;.&quot;)" office:value-type="string" office:string-value="4.1.5." calcext:value-type="string">
            <text:p>4.1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Prepare package directory</text:p>
          </table:table-cell>
          <table:table-cell table:style-name="ce387"/>
          <table:table-cell table:style-name="ce399" office:value-type="time" office:time-value="PT00H10M00S" calcext:value-type="time">
            <text:p>00:10</text:p>
          </table:table-cell>
          <table:table-cell table:style-name="ce404"/>
          <table:table-cell table:style-name="ce399" table:formula="of:=MAX([.I$1:.I12])+[.G13]" office:value-type="time" office:time-value="PT29H45M00S" calcext:value-type="time">
            <text:p>29:45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<text:span text:style-name="T6">Check and update year of "!-ReadMe.txt" in the offline archive "\YAT\Releases and Checkpoints"</text:span>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style-name="ce392" office:value-type="string" calcext:value-type="string">
            <text:p><text:span text:style-name="T7">&gt; e.g. "</text:span><text:span text:style-name="T11">2003-2019 Matthias Kläy</text:span><text:span text:style-name="T7">" *.txt throughout "\Template"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 table:style-name="ce378"/>
          <table:table-cell table:style-name="ce38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87"/>
          <table:table-cell table:style-name="ce390"/>
          <table:table-cell table:style-name="ce387" office:value-type="string" calcext:value-type="string">
            <text:p>Build packages</text:p>
          </table:table-cell>
          <table:table-cell table:style-name="ce387"/>
          <table:table-cell table:style-name="ce399" office:value-type="time" office:time-value="PT00H20M00S" calcext:value-type="time">
            <text:p>00:20</text:p>
          </table:table-cell>
          <table:table-cell table:style-name="ce404"/>
          <table:table-cell table:style-name="ce399" table:formula="of:=MAX([.I$1:.I22])+[.G23]" office:value-type="time" office:time-value="PT30H05M00S" calcext:value-type="time">
            <text:p>30:05</text:p>
          </table:table-cell>
          <table:table-cell table:style-name="ce405"/>
          <table:table-cell table:style-name="ce378" table:number-columns-repeated="54"/>
          <table:table-cell table:number-columns-repeated="960"/>
        </table:table-row>
        <table:table-row table:style-name="ro1">
          <table:table-cell/>
          <table:table-cell table:style-name="ce385"/>
          <table:table-cell table:style-name="ce38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peed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Optimize for size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2">all configurations</text:span> for <text:span text:style-name="T2">all target platforms</text:span><text:span text:style-name="T4">.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Release" configuration for "x86"                                using ‘Build Solution’ / [F6]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/>
          <table:table-cell table:style-name="ce38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91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5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Release" configuration for "x64"                                using ‘Build Solution’ / [F6]</text:span>.</text:p>
            <text:p><text:span text:style-name="T6">    (Separated from "Setup" and "Setup with Prerequisites" because both two packages shall contain the same binaries.)</text:span>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Setup" configuration for "x64</text:span>"                           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>
          <table:table-cell/>
          <table:table-cell table:style-name="ce385" table:number-columns-repeated="2"/>
          <table:table-cell table:style-name="ce391"/>
          <table:table-cell office:value-type="string" calcext:value-type="string">
            <text:p><text:span text:style-name="T6">&gt; Build "Setup with Prerequisites" configuration for "x64</text:span>"        using ‘Build Solution’ / [F6].</text:p>
          </table:table-cell>
          <table:table-cell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65505">
          <table:table-cell/>
          <table:table-cell table:style-name="ce385"/>
          <table:table-cell/>
          <table:table-cell table:style-name="ce389"/>
          <table:table-cell table:number-columns-repeated="2"/>
          <table:table-cell table:style-name="ce398"/>
          <table:table-cell table:style-name="ce403"/>
          <table:table-cell table:style-name="ce398"/>
          <table:table-cell table:style-name="ce403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5" calcext:value-type="float">
            <text:p>5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Installation Test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02])" office:value-type="time" office:time-value="PT00H40M00S" calcext:value-type="time">
            <text:p>00:40</text:p>
          </table:table-cell>
          <table:table-cell table:style-name="ce271" table:formula="of:=['4. Build'.$J$3]" office:value-type="time" office:time-value="PT30H05M00S" calcext:value-type="time">
            <text:p>30:05</text:p>
          </table:table-cell>
          <table:table-cell table:style-name="ce296" table:formula="of:=MAX([.I4:.I65502])" office:value-type="time" office:time-value="PT30H40M00S" calcext:value-type="time">
            <text:p>30:4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4])+[.G5]" office:value-type="time" office:time-value="PT30H10M00S" calcext:value-type="time">
            <text:p>30:1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5.1.1." calcext:value-type="string">
            <text:p>5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8]); &quot;.&quot;)" office:value-type="string" office:string-value="5.1.2." calcext:value-type="string">
            <text:p>5.1.2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5.1.3." calcext:value-type="string">
            <text:p>5.1.3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5.1.4." calcext:value-type="string">
            <text:p>5.1.4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2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5.1.5." calcext:value-type="string">
            <text:p>5.1.5.</text:p>
          </table:table-cell>
          <table:table-cell table:style-name="ce248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2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Installation</text:p>
          </table:table-cell>
          <table:table-cell table:style-name="ce240"/>
          <table:table-cell table:style-name="ce272" office:value-type="time" office:time-value="PT00H05M00S" calcext:value-type="time">
            <text:p>00:05</text:p>
          </table:table-cell>
          <table:table-cell table:style-name="ce284"/>
          <table:table-cell table:style-name="ce272" table:formula="of:=MAX([.I$1:.I12])+[.G14]" office:value-type="time" office:time-value="PT30H15M00S" calcext:value-type="time">
            <text:p>30:15</text:p>
          </table:table-cell>
          <table:table-cell table:style-name="ce284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un manual after-installation tests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12])+[.G17]" office:value-type="time" office:time-value="PT30H40M00S" calcext:value-type="time">
            <text:p>30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6" calcext:value-type="float">
            <text:p>6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Packaging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22])" office:value-type="time" office:time-value="PT00H30M00S" calcext:value-type="time">
            <text:p>00:30</text:p>
          </table:table-cell>
          <table:table-cell table:style-name="ce271" table:formula="of:=['5. Installation Testing'.$J$3]" office:value-type="time" office:time-value="PT30H40M00S" calcext:value-type="time">
            <text:p>30:40</text:p>
          </table:table-cell>
          <table:table-cell table:style-name="ce296" table:formula="of:=MAX([.I4:.I65522])" office:value-type="time" office:time-value="PT31H10M00S" calcext:value-type="time">
            <text:p>31:1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ommit and tag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4])+[.G5]" office:value-type="time" office:time-value="PT30H55M00S" calcext:value-type="time">
            <text:p>30:5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6.1.1." calcext:value-type="string">
            <text:p>6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6.1.2." calcext:value-type="string">
            <text:p>6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6.1.3." calcext:value-type="string">
            <text:p>6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ack YAT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15])+[.G18]" office:value-type="time" office:time-value="PT31H10M00S" calcext:value-type="time">
            <text:p>31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Open </text:span><text:span text:style-name="T21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Copy "DejaVu Info" from installed </text:span><text:span text:style-name="T6"><text:a xlink:href="../../../../../../../../Program%20Files/YAT" xlink:type="simple">C:\Program Files\YAT</text:a></text:span><text:span text:style-name="T21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&gt; Copy "netrtfwriter Info" from installed </text:span><text:span text:style-name="T21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7" calcext:value-type="float">
            <text:p>7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Upload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33])" office:value-type="time" office:time-value="PT01H20M00S" calcext:value-type="time">
            <text:p>01:20</text:p>
          </table:table-cell>
          <table:table-cell table:style-name="ce271" table:formula="of:=['5. Installation Testing'.$J$3]" office:value-type="time" office:time-value="PT30H40M00S" calcext:value-type="time">
            <text:p>30:40</text:p>
          </table:table-cell>
          <table:table-cell table:style-name="ce296" table:formula="of:=MAX([.I4:.I65533])" office:value-type="time" office:time-value="PT32H00M00S" calcext:value-type="time">
            <text:p>32:00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date statistics</text:p>
          </table:table-cell>
          <table:table-cell table:style-name="ce240"/>
          <table:table-cell table:style-name="ce272" office:value-type="time" office:time-value="PT00H20M00S" calcext:value-type="time">
            <text:p>00:20</text:p>
          </table:table-cell>
          <table:table-cell table:style-name="ce284"/>
          <table:table-cell table:style-name="ce272" table:formula="of:=MAX([.I$1:.I4])+[.G5]" office:value-type="time" office:time-value="PT31H00M00S" calcext:value-type="time">
            <text:p>31:0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7.1.1." calcext:value-type="string">
            <text:p>7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Prepare upload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7])+[.G8]" office:value-type="time" office:time-value="PT31H10M00S" calcext:value-type="time">
            <text:p>31:1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8]; COUNTA([.C$9:.C9]); &quot;.&quot;)" office:value-type="string" office:string-value="7.2.1." calcext:value-type="string">
            <text:p>7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09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1]); &quot;.&quot;)" office:value-type="string" office:string-value="7.2.2." calcext:value-type="string">
            <text:p>7.2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2]); &quot;.&quot;)" office:value-type="string" office:string-value="7.2.3." calcext:value-type="string">
            <text:p>7.2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13]); &quot;.&quot;)" office:value-type="string" office:string-value="7.2.4." calcext:value-type="string">
            <text:p>7.2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pan text:style-name="T6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8]; COUNTA([.C$9:.C24]); &quot;.&quot;)" office:value-type="string" office:string-value="7.2.5." calcext:value-type="string">
            <text:p>7.2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dd release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25])+[.G26]" office:value-type="time" office:time-value="PT31H40M00S" calcext:value-type="time">
            <text:p>31:4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0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heck release and release note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38])+[.G39]" office:value-type="time" office:time-value="PT31H50M00S" calcext:value-type="time">
            <text:p>31:5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<text:span text:style-name="T6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Feature request and bug trackers</text:p>
          </table:table-cell>
          <table:table-cell table:style-name="ce240"/>
          <table:table-cell table:style-name="ce272" office:value-type="time" office:time-value="PT00H10M00S" calcext:value-type="time">
            <text:p>00:10</text:p>
          </table:table-cell>
          <table:table-cell table:style-name="ce284"/>
          <table:table-cell table:style-name="ce272" table:formula="of:=MAX([.I$1:.I52])+[.G53]" office:value-type="time" office:time-value="PT32H00M00S" calcext:value-type="time">
            <text:p>32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37"/>
        <table:table-column table:style-name="co22" table:default-cell-style-name="Default"/>
        <table:table-column table:style-name="co23" table:default-cell-style-name="ce189"/>
        <table:table-column table:style-name="co24" table:default-cell-style-name="Default"/>
        <table:table-column table:style-name="co25" table:default-cell-style-name="Default"/>
        <table:table-column table:style-name="co26" table:default-cell-style-name="ce267"/>
        <table:table-column table:style-name="co26" table:default-cell-style-name="ce282"/>
        <table:table-column table:style-name="co26" table:default-cell-style-name="ce267"/>
        <table:table-column table:style-name="co26" table:default-cell-style-name="ce282"/>
        <table:table-column table:style-name="co18" table:number-columns-repeated="1014" table:default-cell-style-name="Default"/>
        <table:table-row table:style-name="ro1">
          <table:table-cell table:style-name="ce214"/>
          <table:table-cell table:style-name="ce227" table:number-columns-repeated="4"/>
          <table:table-cell table:style-name="ce263" office:value-type="string" calcext:value-type="string">
            <text:p>Duration</text:p>
          </table:table-cell>
          <table:table-cell table:style-name="ce269" office:value-type="string" calcext:value-type="string">
            <text:p>Step</text:p>
          </table:table-cell>
          <table:table-cell table:style-name="ce279"/>
          <table:table-cell table:style-name="ce269" office:value-type="string" calcext:value-type="string">
            <text:p>Total</text:p>
          </table:table-cell>
          <table:table-cell table:style-name="ce279"/>
          <table:table-cell table:style-name="ce227" table:number-columns-repeated="54"/>
          <table:table-cell table:number-columns-repeated="960"/>
        </table:table-row>
        <table:table-row table:style-name="ro1">
          <table:table-cell table:style-name="ce215"/>
          <table:table-cell table:style-name="ce229" table:number-columns-repeated="4"/>
          <table:table-cell table:style-name="ce266"/>
          <table:table-cell table:style-name="ce270"/>
          <table:table-cell table:style-name="ce280"/>
          <table:table-cell table:style-name="ce270"/>
          <table:table-cell table:style-name="ce280"/>
          <table:table-cell table:style-name="ce229" table:number-columns-repeated="54"/>
          <table:table-cell table:number-columns-repeated="960"/>
        </table:table-row>
        <table:table-row table:style-name="ro2">
          <table:table-cell table:style-name="ce216" office:value-type="float" office:value="8" calcext:value-type="float">
            <text:p>8.</text:p>
          </table:table-cell>
          <table:table-cell table:style-name="ce231"/>
          <table:table-cell table:style-name="ce239"/>
          <table:table-cell table:style-name="ce241"/>
          <table:table-cell table:style-name="ce231" office:value-type="string" calcext:value-type="string">
            <text:p>Finalization</text:p>
          </table:table-cell>
          <table:table-cell table:style-name="ce239"/>
          <table:table-cell table:style-name="ce271" office:value-type="time" office:time-value="PT00H00M00S" calcext:value-type="time">
            <text:p>00:00</text:p>
          </table:table-cell>
          <table:table-cell table:style-name="ce296" table:formula="of:=[.G3]+SUM([.G4:.G65548])" office:value-type="time" office:time-value="PT03H45M00S" calcext:value-type="time">
            <text:p>03:45</text:p>
          </table:table-cell>
          <table:table-cell table:style-name="ce271" table:formula="of:=['7. Upload'.$J$3]" office:value-type="time" office:time-value="PT32H00M00S" calcext:value-type="time">
            <text:p>32:00</text:p>
          </table:table-cell>
          <table:table-cell table:style-name="ce296" table:formula="of:=MAX([.I4:.I65548])" office:value-type="time" office:time-value="PT35H15M00S" calcext:value-type="time">
            <text:p>35:15</text:p>
          </table:table-cell>
          <table:table-cell table:style-name="ce298" table:number-columns-repeated="1014"/>
        </table:table-row>
        <table:table-row table:style-name="ro1">
          <table:table-cell table:style-name="ce225"/>
          <table:table-cell table:style-name="ce235"/>
          <table:table-cell table:number-columns-repeated="1022"/>
        </table:table-row>
        <table:table-row table:style-name="ro1">
          <table:table-cell table:style-name="ce180"/>
          <table:table-cell table:style-name="ce236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Send email to the YAT mailing list (Attention: Mail delay up to 60 min !!!)</text:p>
          </table:table-cell>
          <table:table-cell table:style-name="ce240"/>
          <table:table-cell table:style-name="ce272" office:value-type="time" office:time-value="PT00H30M00S" calcext:value-type="time">
            <text:p>00:30</text:p>
          </table:table-cell>
          <table:table-cell table:style-name="ce284"/>
          <table:table-cell table:style-name="ce272" table:formula="of:=MAX([.I$1:.I4])+[.G5]" office:value-type="time" office:time-value="PT32H30M00S" calcext:value-type="time">
            <text:p>32:30</text:p>
          </table:table-cell>
          <table:table-cell table:style-name="ce284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5]; COUNTA([.C$6:.C6]); &quot;.&quot;)" office:value-type="string" office:string-value="8.1.1." calcext:value-type="string">
            <text:p>8.1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7]); &quot;.&quot;)" office:value-type="string" office:string-value="8.1.2." calcext:value-type="string">
            <text:p>8.1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9]); &quot;.&quot;)" office:value-type="string" office:string-value="8.1.3." calcext:value-type="string">
            <text:p>8.1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0]); &quot;.&quot;)" office:value-type="string" office:string-value="8.1.4." calcext:value-type="string">
            <text:p>8.1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1]); &quot;.&quot;)" office:value-type="string" office:string-value="8.1.5." calcext:value-type="string">
            <text:p>8.1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2]); &quot;.&quot;)" office:value-type="string" office:string-value="8.1.6." calcext:value-type="string">
            <text:p>8.1.6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4]); &quot;.&quot;)" office:value-type="string" office:string-value="8.1.7." calcext:value-type="string">
            <text:p>8.1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6]); &quot;.&quot;)" office:value-type="string" office:string-value="8.1.8." calcext:value-type="string">
            <text:p>8.1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7]); &quot;.&quot;)" office:value-type="string" office:string-value="8.1.9." calcext:value-type="string">
            <text:p>8.1.9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<text:span text:style-name="T22">Submit news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272" table:formula="of:=MAX([.I$1:.I21])+[.G22]" office:value-type="time" office:time-value="PT32H45M00S" calcext:value-type="time">
            <text:p>32:45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Cleanup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28])+[.G29]" office:value-type="time" office:time-value="PT33H00M00S" calcext:value-type="time">
            <text:p>09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 table:style-name="ce180"/>
          <table:table-cell table:style-name="ce236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Upgrade tools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28])+[.G38]" office:value-type="time" office:time-value="PT33H45M00S" calcext:value-type="time">
            <text:p>09:4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Recreate and verify working copy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36])+[.G44]" office:value-type="time" office:time-value="PT33H15M00S" calcext:value-type="time">
            <text:p>09:15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1]); &quot;.&quot;)" office:value-type="string" office:string-value="8.5.6." calcext:value-type="string">
            <text:p>8.5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358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0"/>
          <table:table-cell table:style-name="ce236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Archive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59])+[.G60]" office:value-type="time" office:time-value="PT34H00M00S" calcext:value-type="time">
            <text:p>10:00:00</text:p>
          </table:table-cell>
          <table:table-cell table:style-name="ce297"/>
          <table:table-cell table:style-name="ce180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37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/>
          <table:table-cell table:style-name="ce248"/>
          <table:table-cell table:number-columns-repeated="1020"/>
        </table:table-row>
        <table:table-row table:style-name="ro1">
          <table:table-cell/>
          <table:table-cell table:style-name="ce236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40"/>
          <table:table-cell table:style-name="ce247"/>
          <table:table-cell table:style-name="ce240" office:value-type="string" calcext:value-type="string">
            <text:p>Backup</text:p>
          </table:table-cell>
          <table:table-cell table:style-name="ce240"/>
          <table:table-cell table:style-name="ce272" office:value-type="time" office:time-value="PT01H00M00S" calcext:value-type="time">
            <text:p>01:00</text:p>
          </table:table-cell>
          <table:table-cell table:style-name="ce284"/>
          <table:table-cell table:style-name="ce366" table:formula="of:=MAX([.I$1:.I62])+[.G68]" office:value-type="time" office:time-value="PT35H00M00S" calcext:value-type="time">
            <text:p>11:00:00</text:p>
          </table:table-cell>
          <table:table-cell table:style-name="ce297"/>
          <table:table-cell table:number-columns-repeated="1014"/>
        </table:table-row>
        <table:table-row table:style-name="ro1">
          <table:table-cell table:number-columns-repeated="2"/>
          <table:table-cell table:style-name="ce237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68]; COUNTA([.C$69:.C71]); &quot;.&quot;)" office:value-type="string" office:string-value="8.7.3." calcext:value-type="string">
            <text:p>8.7.3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6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240"/>
          <table:table-cell table:style-name="ce247"/>
          <table:table-cell table:style-name="ce338" office:value-type="string" calcext:value-type="string">
            <text:p>Update and verify working copy =&gt; <text:span text:style-name="T23">Wait for a few days in case of a severe issue</text:span></text:p>
          </table:table-cell>
          <table:table-cell table:style-name="ce240"/>
          <table:table-cell table:style-name="ce272" office:value-type="time" office:time-value="PT00H15M00S" calcext:value-type="time">
            <text:p>00:15</text:p>
          </table:table-cell>
          <table:table-cell table:style-name="ce284"/>
          <table:table-cell table:style-name="ce366" table:formula="of:=MAX([.I$1:.I73])+[.G74]" office:value-type="time" office:time-value="PT35H15M00S" calcext:value-type="time">
            <text:p>11:15:00</text:p>
          </table:table-cell>
          <table:table-cell table:style-name="ce297"/>
          <table:table-cell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5]); &quot;.&quot;)" office:value-type="string" office:string-value="8.8.1." calcext:value-type="string">
            <text:p>8.8.1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ALAZ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6]); &quot;.&quot;)" office:value-type="string" office:string-value="8.8.2." calcext:value-type="string">
            <text:p>8.8.2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MKY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7]); &quot;.&quot;)" office:value-type="string" office:string-value="8.8.3." calcext:value-type="string">
            <text:p>8.8.3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etrtfwriter\RtfWriter\Properties\AssemblyInfo.cs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8]); &quot;.&quot;)" office:value-type="string" office:string-value="8.8.4." calcext:value-type="string">
            <text:p>8.8.4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NUni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79]); &quot;.&quot;)" office:value-type="string" office:string-value="8.8.5." calcext:value-type="string">
            <text:p>8.8.5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Increment product version in YAT.Version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0]); &quot;.&quot;)" office:value-type="string" office:string-value="8.8.6." calcext:value-type="string">
            <text:p>8.8.6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office:annotation draw:style-name="gr1" draw:text-style-name="P2" svg:width="2.899cm" svg:height="2.176cm" svg:x="17.926cm" svg:y="34.25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</text:span><text:span text:style-name="T7"> 'Development', e.g. '</text:span><text:span text:style-name="T24">// MKY Version 1.0.28 Development</text:span><text:span text:style-name="T7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2]); &quot;.&quot;)" office:value-type="string" office:string-value="8.8.7." calcext:value-type="string">
            <text:p>8.8.7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NUnit file headers <text:span text:style-name="T2">*.* throughout "\Trunk\NUnit"</text:span><text:span text:style-name="T4"> (5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</text:span><text:span text:style-name="T7"> 'Development', e.g. '</text:span><text:span text:style-name="T24">// NUnit Version 1.0.22 Development</text:span><text:span text:style-name="T7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4]); &quot;.&quot;)" office:value-type="string" office:string-value="8.8.8." calcext:value-type="string">
            <text:p>8.8.8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product version in YAT file headers <text:span text:style-name="T2">*.* throughout "\Trunk\YAT"</text:span><text:span text:style-name="T4"> (253 occurrences)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5"/>
          <table:table-cell table:style-name="ce411"/>
          <table:table-cell table:style-name="ce335" office:value-type="string" calcext:value-type="string">
            <text:p><text:span text:style-name="T6">&gt; Append </text:span><text:span text:style-name="T7">'Development', e.g. '</text:span><text:span text:style-name="T24">// YAT Version 2.3.90 Development</text:span><text:span text:style-name="T7">'.</text:span>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/>
          <table:table-cell table:style-name="ce337" table:formula="of:=CONCATENATE([.B$74]; COUNTA([.C$75:.C86]); &quot;.&quot;)" office:value-type="string" office:string-value="8.8.9." calcext:value-type="string">
            <text:p>8.8.9.</text:p>
          </table:table-cell>
          <table:table-cell table:style-name="ce358" office:value-type="string" calcext:value-type="string">
            <text:p></text:p>
          </table:table-cell>
          <table:table-cell table:style-name="ce335" office:value-type="string" calcext:value-type="string">
            <text:p>Set stability indication in "YAT.Application.ApplicationEx"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style-name="ce335"/>
          <table:table-cell table:style-name="ce337" table:number-columns-repeated="2"/>
          <table:table-cell table:style-name="ce358"/>
          <table:table-cell table:style-name="ce335" office:value-type="string" calcext:value-type="string">
            <text:p>&gt; Activate 'Development' to clearly indicate non-release state.</text:p>
          </table:table-cell>
          <table:table-cell table:style-name="ce335"/>
          <table:table-cell table:style-name="ce363"/>
          <table:table-cell table:style-name="ce365"/>
          <table:table-cell table:style-name="ce363"/>
          <table:table-cell table:style-name="ce365"/>
          <table:table-cell table:style-name="ce335" table:number-columns-repeated="1014"/>
        </table:table-row>
        <table:table-row table:style-name="ro1">
          <table:table-cell table:number-columns-repeated="2"/>
          <table:table-cell table:style-name="ce237" table:formula="of:=CONCATENATE([.B$74]; COUNTA([.C$75:.C88]); &quot;.&quot;)" office:value-type="string" office:string-value="8.8.10." calcext:value-type="string">
            <text:p>8.8.10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7" table:formula="of:=CONCATENATE([.B$74]; COUNTA([.C$75:.C90]); &quot;.&quot;)" office:value-type="string" office:string-value="8.8.11." calcext:value-type="string">
            <text:p>8.8.11.</text:p>
          </table:table-cell>
          <table:table-cell table:style-name="ce24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.00.0000</text:date>, <text:time style:data-style-name="N2" text:time-value="17:13:14.1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H26M4S</meta:editing-duration>
    <meta:editing-cycles>512</meta:editing-cycles>
    <meta:generator>LibreOffice/6.4.3.2$Windows_X86_64 LibreOffice_project/747b5d0ebf89f41c860ec2a39efd7cb15b54f2d8</meta:generator>
    <meta:initial-creator>Matthias Kläy</meta:initial-creator>
    <dc:date>2021-01-26T21:28:22.678000000</dc:date>
    <meta:print-date>2020-09-07T21:30:33.104000000</meta:print-date>
    <meta:document-statistic meta:table-count="9" meta:cell-count="1510" meta:object-count="0"/>
  </office:meta>
</office:document-meta>
</file>